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4" style:family="paragraph" style:parent-style-name="Text_20_body">
      <style:paragraph-properties fo:margin-top="0in" fo:margin-bottom="0.1201in" style:contextual-spacing="false"/>
    </style:style>
    <style:style style:name="P5" style:family="paragraph" style:parent-style-name="Heading_20_1">
      <style:paragraph-properties fo:break-before="page"/>
      <style:text-properties officeooo:paragraph-rsid="00012e52"/>
    </style:style>
    <style:style style:name="P6" style:family="paragraph" style:parent-style-name="Heading_20_1" style:list-style-name="">
      <style:text-properties officeooo:paragraph-rsid="00012e52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012e52"/>
    </style:style>
    <style:style style:name="P9" style:family="paragraph" style:parent-style-name="Text_20_body">
      <style:paragraph-properties fo:margin-top="0in" fo:margin-bottom="0in" style:contextual-spacing="false"/>
      <style:text-properties fo:font-style="italic" officeooo:paragraph-rsid="00012e52" style:font-style-asian="italic" style:font-style-complex="italic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133. Minimum Array End</text:h>
      <text:p text:style-name="P1">You are given two integers <text:span text:style-name="Source_20_Text"><text:span text:style-name="T2">n</text:span></text:span> and <text:span text:style-name="Source_20_Text"><text:span text:style-name="T2">x</text:span></text:span>. You have to construct an array of <text:span text:style-name="Strong_20_Emphasis"><text:span text:style-name="T1">positive</text:span></text:span> integers <text:span text:style-name="Source_20_Text"><text:span text:style-name="T2">nums</text:span></text:span> of size <text:span text:style-name="Source_20_Text"><text:span text:style-name="T2">n</text:span></text:span> where for every <text:span text:style-name="Source_20_Text"><text:span text:style-name="T2">0 &lt;= i &lt; n - 1</text:span></text:span>, <text:span text:style-name="Source_20_Text"><text:span text:style-name="T2">nums[i + 1]</text:span></text:span> is <text:span text:style-name="Strong_20_Emphasis"><text:span text:style-name="T1">greater than</text:span></text:span> <text:span text:style-name="Source_20_Text"><text:span text:style-name="T2">nums[i]</text:span></text:span>, and the result of the bitwise <text:span text:style-name="Source_20_Text"><text:span text:style-name="T2">AND</text:span></text:span> operation between all elements of <text:span text:style-name="Source_20_Text"><text:span text:style-name="T2">nums</text:span></text:span> is <text:span text:style-name="Source_20_Text"><text:span text:style-name="T2">x</text:span></text:span>.</text:p>
      <text:p text:style-name="P1">Return the <text:span text:style-name="Strong_20_Emphasis"><text:span text:style-name="T1">minimum</text:span></text:span> possible value of <text:span text:style-name="Source_20_Text"><text:span text:style-name="T2">nums[n - 1]</text:span></text:span>.</text:p>
      <text:p text:style-name="P1"><text:span text:style-name="Strong_20_Emphasis"><text:span text:style-name="T1">Example 1:</text:span></text:span></text:p>
      <text:p text:style-name="P1"><text:span text:style-name="Strong_20_Emphasis"><text:span text:style-name="T1">Input:</text:span></text:span><text:span text:style-name="T1"> n = 3, x = 4</text:span></text:p>
      <text:p text:style-name="P1"><text:span text:style-name="Strong_20_Emphasis"><text:span text:style-name="T1">Output:</text:span></text:span><text:span text:style-name="T1"> 6</text:span></text:p>
      <text:p text:style-name="P1"><text:span text:style-name="Strong_20_Emphasis"><text:span text:style-name="T1">Explanation:</text:span></text:span></text:p>
      <text:p text:style-name="P1"><text:span text:style-name="Source_20_Text"><text:span text:style-name="T2">nums</text:span></text:span><text:span text:style-name="T1"> can be </text:span><text:span text:style-name="Source_20_Text"><text:span text:style-name="T2">[4,5,6]</text:span></text:span><text:span text:style-name="T1"> and its last element is 6.</text:span></text:p>
      <text:p text:style-name="P1"><text:span text:style-name="Strong_20_Emphasis"><text:span text:style-name="T1">Example 2:</text:span></text:span></text:p>
      <text:p text:style-name="P1"><text:span text:style-name="Strong_20_Emphasis"><text:span text:style-name="T1">Input:</text:span></text:span><text:span text:style-name="T1"> n = 2, x = 7</text:span></text:p>
      <text:p text:style-name="P1"><text:span text:style-name="Strong_20_Emphasis"><text:span text:style-name="T1">Output:</text:span></text:span><text:span text:style-name="T1"> 15</text:span></text:p>
      <text:p text:style-name="P1"><text:span text:style-name="Strong_20_Emphasis"><text:span text:style-name="T1">Explanation:</text:span></text:span></text:p>
      <text:p text:style-name="P1"><text:span text:style-name="Source_20_Text"><text:span text:style-name="T2">nums</text:span></text:span><text:span text:style-name="T1"> can be </text:span><text:span text:style-name="Source_20_Text"><text:span text:style-name="T2">[7,15]</text:span></text:span><text:span text:style-name="T1"> and its last element is 15.</text:span></text:p>
      <text:p text:style-name="P1"> </text:p>
      <text:p text:style-name="P1"><text:span text:style-name="Strong_20_Emphasis"><text:span text:style-name="T1">Constraints:</text:span></text:span></text:p>
      <text:list text:style-name="L1">
        <text:list-item>
          <text:p text:style-name="P7"><text:span text:style-name="Source_20_Text"><text:span text:style-name="T2">1 &lt;= n, x &lt;= 10</text:span></text:span><text:span text:style-name="Source_20_Text"><text:span text:style-name="T3">8</text:span></text:span></text:p>
        </text:list-item>
      </text:list>
      <text:p text:style-name="P2"/>
      <text:h text:style-name="P5" text:outline-level="1">3133. Minimum Array End</text:h>
      <text:p text:style-name="P3">/*</text:p>
      <text:p text:style-name="P3"><text:s text:c="4"/><text:span text:style-name="T5">Consecutive ORing</text:span></text:p>
      <text:p text:style-name="P3"><text:s text:c="4"/>Time complexity: O(n)</text:p>
      <text:p text:style-name="P3"><text:s text:c="4"/>Space complexity=o(1)</text:p>
      <text:p text:style-name="P3">*/</text:p>
      <text:p text:style-name="P2">class Solution {</text:p>
      <text:p text:style-name="P2"><text:s text:c="4"/>public:</text:p>
      <text:p text:style-name="P2"><text:s text:c="8"/>long long minEnd(int n, int x){</text:p>
      <text:p text:style-name="P2"><text:s text:c="9"/><text:span text:style-name="T4"><text:s text:c="3"/>// First number is equal to x</text:span></text:p>
      <text:p text:style-name="P2"><text:s text:c="12"/>long long y=x;</text:p>
      <text:p text:style-name="P2"/>
      <text:p text:style-name="P2"><text:s text:c="4"/><text:span text:style-name="T4"><text:s text:c="8"/>// For the next n-1 numbers: number are incresing</text:span></text:p>
      <text:p text:style-name="P3"><text:s text:c="12"/>// without changing the set bits.</text:p>
      <text:p text:style-name="P4"><text:s text:c="12"/>for(int i=1;i&lt;n;++i) y=(y+1)|x;</text:p>
      <text:p text:style-name="P2"><text:s text:c="12"/>return y;</text:p>
      <text:p text:style-name="P2"><text:s text:c="8"/>}</text:p>
      <text:p text:style-name="P2">};</text:p>
      <text:h text:style-name="P6" text:outline-level="1"/>
      <text:h text:style-name="P5" text:outline-level="1">3133. Minimum Array End</text:h>
      <text:p text:style-name="P9">/*</text:p>
      <text:p text:style-name="P9"><text:s text:c="4"/><text:span text:style-name="T5">Bits interleaving</text:span></text:p>
      <text:p text:style-name="P9"><text:s text:c="4"/>Time complexity: O(64)=O(1)</text:p>
      <text:p text:style-name="P9"><text:s text:c="4"/>Space complexity=o(1)</text:p>
      <text:p text:style-name="P9">*/</text:p>
      <text:p text:style-name="P8">typedef long long ll;</text:p>
      <text:p text:style-name="P8">class Solution {</text:p>
      <text:p text:style-name="P8"><text:s text:c="4"/>public:</text:p>
      <text:p text:style-name="P8"><text:s text:c="8"/>ll minEnd(int n, int x){</text:p>
      <text:p text:style-name="P8"><text:s text:c="10"/><text:span text:style-name="T4"><text:s text:c="2"/>// Need the n-1 to interleave with x</text:span></text:p>
      <text:p text:style-name="P8"><text:s text:c="12"/>n--;</text:p>
      <text:p text:style-name="P8"/>
      <text:p text:style-name="P8"><text:s text:c="10"/><text:span text:style-name="T4"><text:s text:c="2"/>// First number is equal to x</text:span></text:p>
      <text:p text:style-name="P9"><text:s text:c="12"/>// change x to long long</text:p>
      <text:p text:style-name="P8"><text:s text:c="12"/>ll y=x; <text:s text:c="4"/></text:p>
      <text:p text:style-name="P8"/>
      <text:p text:style-name="P8"><text:s text:c="12"/>int i=0; <text:span text:style-name="T4">// run over x</text:span></text:p>
      <text:p text:style-name="P8"><text:s text:c="12"/>int j=0; <text:span text:style-name="T4">// run over n-1</text:span></text:p>
      <text:p text:style-name="P8"><text:s text:c="12"/>while(i&lt;64){</text:p>
      <text:p text:style-name="P8"><text:s text:c="15"/><text:span text:style-name="T4"><text:s/>// In x: If the bit is set don't change it</text:span></text:p>
      <text:p text:style-name="P8"><text:s text:c="16"/>if(y&amp;(1ll&lt;&lt;i)){</text:p>
      <text:p text:style-name="P8"><text:s text:c="20"/>i++; <text:span text:style-name="T4">// Go next bit</text:span></text:p>
      <text:p text:style-name="P8"><text:s text:c="20"/>continue;</text:p>
      <text:p text:style-name="P8"><text:s text:c="16"/>}</text:p>
      <text:p text:style-name="P8"><text:s text:c="11"/><text:span text:style-name="T4"><text:s text:c="5"/>// if the i-th bit is not set in x, change it with the j-th set bit in n-1</text:span></text:p>
      <text:p text:style-name="P8"><text:s text:c="16"/>if(n&amp;(1ll&lt;&lt;j)) y|=(1ll&lt;&lt;i);</text:p>
      <text:p text:style-name="P8"/>
      <text:p text:style-name="P8"><text:s text:c="16"/>i++;</text:p>
      <text:p text:style-name="P8"><text:s text:c="16"/>j++;</text:p>
      <text:p text:style-name="P8"><text:s text:c="12"/>}</text:p>
      <text:p text:style-name="P8"><text:s text:c="12"/>return y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21:33:06.567161896</meta:creation-date>
    <dc:date>2024-11-09T23:36:52.741715413</dc:date>
    <meta:editing-duration>PT1H32M32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3" meta:paragraph-count="65" meta:word-count="285" meta:character-count="1796" meta:non-whitespace-character-count="1162"/>
  </office:meta>
</office:document-meta>
</file>